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64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148cm" svg:height="1.905cm" svg:x="4.175cm" svg:y="13.382cm">
          <text:p text:style-name="P1">5v 10A PSU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985cm" svg:height="1.905cm" svg:x="12.112cm" svg:y="13.382cm">
          <text:p text:style-name="P1">BeagleBone Blac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1.905cm" svg:x="12.112cm" svg:y="9.572cm">
          <text:p text:style-name="P1">BeagleWir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9.097cm" svg:y1="14.334cm" svg:x2="19.097cm" svg:y2="14.334cm" draw:start-shape="id1" draw:end-shape="id1" svg:d="M19097 14334z" svg:viewBox="0 0 1 1">
          <text:p/>
        </draw:connector>
        <draw:connector draw:style-name="gr4" draw:text-style-name="P2" draw:layer="layout" svg:x1="15.604cm" svg:y1="13.382cm" svg:x2="15.604cm" svg:y2="11.477cm" draw:start-shape="id1" draw:end-shape="id2" svg:d="M15604 13382v-1905" svg:viewBox="0 0 1 1906">
          <text:p text:style-name="P1"><text:span text:style-name="T1">GPMC</text:span></text:p>
        </draw:connector>
        <draw:custom-shape draw:style-name="gr2" draw:text-style-name="P1" xml:id="id3" draw:id="id3" draw:layer="layout" svg:width="6.985cm" svg:height="1.905cm" svg:x="12.112cm" svg:y="5.762cm">
          <text:p text:style-name="P1">64x64 Matrix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604cm" svg:y1="9.572cm" svg:x2="15.604cm" svg:y2="7.667cm" draw:start-shape="id2" draw:end-shape="id3" draw:end-glue-point="2" svg:d="M15604 9572v-1905" svg:viewBox="0 0 1 1906">
          <text:p text:style-name="P1"><text:span text:style-name="T1">HUB75</text:span></text:p>
        </draw:connector>
        <draw:connector draw:style-name="gr6" draw:text-style-name="P2" draw:layer="layout" svg:x1="8.323cm" svg:y1="14.334cm" svg:x2="12.112cm" svg:y2="14.334cm" draw:start-shape="id4" draw:end-shape="id1" svg:d="M8323 14334h3789" svg:viewBox="0 0 3790 1">
          <text:p text:style-name="P1"><text:span text:style-name="T1">5v</text:span></text:p>
        </draw:connector>
        <draw:connector draw:style-name="gr7" draw:text-style-name="P2" draw:layer="layout" svg:x1="8.323cm" svg:y1="14.334cm" svg:x2="12.112cm" svg:y2="6.714cm" draw:start-shape="id4" draw:end-shape="id3" svg:d="M8323 14334h1894v-7620h1895" svg:viewBox="0 0 3790 76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2T01:02:03.804000000</dc:date>
    <meta:editing-duration>PT8M20S</meta:editing-duration>
    <meta:editing-cycles>1</meta:editing-cycles>
    <meta:document-statistic meta:object-count="9"/>
    <meta:generator>LibreOffice/7.3.3.2$Windows_X86_64 LibreOffice_project/d1d0ea68f081ee2800a922cac8f79445e4603348</meta:generator>
  </office:meta>
</office:document-meta>
</file>